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font-size-asian="32pt" style:font-size-complex="32pt"/>
    </style:style>
    <style:style style:name="T3" style:family="text">
      <style:text-properties fo:color="#000000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OLY GOSPEL</text:span></text:p>
            <text:p text:style-name="P1"><text:span text:style-name="T2">Mark 12:38–4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4.384cm" svg:height="6.263cm" svg:x="1.778cm" svg:y="1.016cm">
          <draw:text-box>
            <text:p text:style-name="P4"><text:span text:style-name="T3">38</text:span><text:span text:style-name="T4">In his teaching [Jesus] said, “Beware of the scribes, who like to walk around in long robes and like greetings in the marketplaces </text:span><text:span text:style-name="T3">39</text:span><text:span text:style-name="T4">and have the best seats in the synagog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5" draw:layer="layout" svg:width="24.384cm" svg:height="6.263cm" svg:x="1.778cm" svg:y="1.016cm">
          <draw:text-box>
            <text:p text:style-name="P4"><text:span text:style-name="T4">and the places of honor at feasts, </text:span><text:span text:style-name="T3">40</text:span><text:span text:style-name="T4">who devour widows’ houses and for a pretense make long prayers. They will receive the greater condemnati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5" draw:layer="layout" svg:width="24.384cm" svg:height="6.263cm" svg:x="1.778cm" svg:y="1.016cm">
          <draw:text-box>
            <text:p text:style-name="P4"><text:span text:style-name="T5">41</text:span><text:span text:style-name="T6">And he sat down opposite the treasury and watched the people putting money into the offering box. Many rich people put in large su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5" draw:layer="layout" svg:width="24.384cm" svg:height="9.269cm" svg:x="1.82cm" svg:y="0.635cm">
          <draw:text-box>
            <text:p text:style-name="P4"><text:span text:style-name="T5">42</text:span><text:span text:style-name="T6">And a poor widow came and put in two small copper coins, which make a penny. </text:span><text:span text:style-name="T5">43</text:span><text:span text:style-name="T6">And he called his disciples to him and said to them, “Truly, I say to you, this poor widow has put in more than all those who are contributing to the offering bo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5" draw:layer="layout" svg:width="24.384cm" svg:height="4.76cm" svg:x="1.82cm" svg:y="0.635cm">
          <draw:text-box>
            <text:p text:style-name="P7"><text:span text:style-name="T5">44</text:span><text:span text:style-name="T6">For they all contributed out of their abundance, but she out of her poverty has put in everything she had, all she had to live 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59:25.857000000</meta:creation-date>
    <dc:title>Blue template</dc:title>
    <meta:editing-duration>PT10M55S</meta:editing-duration>
    <meta:editing-cycles>4</meta:editing-cycles>
    <meta:generator>LibreOffice/6.0.6.2$Windows_X86_64 LibreOffice_project/0c292870b25a325b5ed35f6b45599d2ea4458e77</meta:generator>
    <dc:date>2018-11-06T11:10:20.210000000</dc:date>
    <meta:document-statistic meta:object-count="39"/>
  </office:meta>
</office:document-meta>
</file>